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5</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1</text:a></text:p>
          <text:p text:style-name="P14"><text:a xlink:type="simple" xlink:href="#7.1.11.The device-config Element|outline" text:style-name="Internet_20_link" text:visited-style-name="Internet_20_link">The device-config Element<text:tab/>332</text:a></text:p>
          <text:p text:style-name="P14"><text:a xlink:type="simple" xlink:href="#7.1.12.The error-page Element|outline" text:style-name="Internet_20_link" text:visited-style-name="Internet_20_link">The error-page Element<text:tab/>333</text:a></text:p>
          <text:p text:style-name="P14"><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68"><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19"><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1"><draw:image xlink:href="../images/intbox.png" xlink:type="simple" xlink:show="embed" xlink:actuate="onLoad"/></draw:frame>While input invalid data:</text:p>
      <text:p text:style-name="P165"><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i-prefix&gt;/proxy&lt;/uri-prefix&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i-prefix</text:span><text:span text:style-name="T2"> Element</text:span></text:h>
      <text:p text:style-name="P24">[Default: <text:span text:style-name="T16">none</text:span>]</text:p>
      <text:p text:style-name="P24">It specifies the special prefix for URI generated for the client. By default, no special prefix will be generated. In other words, the URI generated is in this format:</text:p>
      <text:p text:style-name="Code_20_Indent_20_2">/context-path/related-uri</text:p>
      <text:p text:style-name="Code_20_Indent_20_2">/zkdemo/zkau<text:bookmark text:name="line231"/>/web/img/spacer.gif</text:p>
      <text:p text:style-name="P24">In a sophisticated environment, such as <text:a xlink:type="simple" xlink:href="http://en.wikipedia.org/wiki/Reverse_proxy">Reverse Proxy</text:a>, a special prefix might have to insert to each URI as follows.</text:p>
      <text:p text:style-name="Code_20_Indent_20_2">/special-prefix/context-path/related-uri</text:p>
      <text:p text:style-name="Code_20_Indent_20_2">/special-prefix/zkdemo/zkau<text:bookmark text:name="line2311"/>/web/img/spacer.gif</text:p>
      <text:p text:style-name="P24">To do that, you have to specify the prefix with the <text:span text:style-name="T6">uri-prefix</text:span> element as shown below.</text:p>
      <text:p text:style-name="Code_20_Indent_20_2">&lt;system-config&gt;</text:p>
      <text:p text:style-name="Code_20_Indent_20_2"><text:tab/>&lt;uri-prefix&gt;/special-prefix&lt;/uri-prefix&gt;</text:p>
      <text:p text:style-name="Code_20_Indent_20_2">&lt;/system-config&gt;</text:p>
      <text:p text:style-name="P24">If you want the full control of the URI generation (not just prefix), you can implement the <text:span text:style-name="T6">org.zkoss.web.servlet.http.Encodes.URLEncoder</text:span> interface, and specify it with the <text:span text:style-name="T6">setURLEncoder</text:span> method of the <text:span text:style-name="T6">org.zkoss.web.servlet.http.Encoder</text:span> clas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35</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15T14:22:29</dc:date>
    <meta:printed-by>Tom Yeh</meta:printed-by>
    <meta:print-date>2005-12-05T14:19:55</meta:print-date>
    <meta:keyword>ZK ZUL ZHTML</meta:keyword>
    <dc:language>en-US</dc:language>
    <meta:editing-cycles>3314</meta:editing-cycles>
    <meta:editing-duration>P11DT8H22M33S</meta:editing-duration>
    <meta:user-defined meta:name="Info 1"/>
    <meta:user-defined meta:name="Info 2"/>
    <meta:user-defined meta:name="Info 3"/>
    <meta:user-defined meta:name="Info 4"/>
    <meta:document-statistic meta:table-count="360" meta:image-count="87" meta:object-count="0" meta:page-count="335" meta:paragraph-count="8800" meta:word-count="39192" meta:character-count="279415"/>
  </office:meta>
</office:document-meta>
</file>